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667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kateBoarding-pixe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21:03:22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3245" calcext:value-type="float">
            <text:p>0.3245</text:p>
          </table:table-cell>
          <table:table-cell office:value-type="float" office:value="18.1843" calcext:value-type="float">
            <text:p>18.1843</text:p>
          </table:table-cell>
          <table:table-cell office:value-type="float" office:value="0.874" calcext:value-type="float">
            <text:p>0.874</text:p>
          </table:table-cell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03:46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3062" calcext:value-type="float">
            <text:p>0.3062</text:p>
          </table:table-cell>
          <table:table-cell office:value-type="float" office:value="18.1538" calcext:value-type="float">
            <text:p>18.1538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6794" calcext:value-type="float">
            <text:p>0.67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04:07</text:p>
          </table:table-cell>
          <table:table-cell table:style-name="ce2" office:value-type="string" calcext:value-type="string">
            <text:p>animation-0002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table:style-name="ce2" office:value-type="float" office:value="0.3387" calcext:value-type="float">
            <text:p>0.3387</text:p>
          </table:table-cell>
          <table:table-cell office:value-type="float" office:value="18.2014" calcext:value-type="float">
            <text:p>18.2014</text:p>
          </table:table-cell>
          <table:table-cell office:value-type="float" office:value="0.904" calcext:value-type="float">
            <text:p>0.904</text:p>
          </table:table-cell>
          <table:table-cell table:style-name="ce2" office:value-type="float" office:value="0.6471" calcext:value-type="float">
            <text:p>0.64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04:31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3048" calcext:value-type="float">
            <text:p>0.3048</text:p>
          </table:table-cell>
          <table:table-cell office:value-type="float" office:value="18.2016" calcext:value-type="float">
            <text:p>18.2016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685" calcext:value-type="float">
            <text:p>0.68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04:40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3013" calcext:value-type="float">
            <text:p>0.3013</text:p>
          </table:table-cell>
          <table:table-cell table:style-name="ce2" office:value-type="float" office:value="18.5264" calcext:value-type="float">
            <text:p>18.5264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6871" calcext:value-type="float">
            <text:p>0.68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21:04:47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kater with a red backpack is carving on a paved road next to a snowy mountain, pixel art style</text:p>
          </table:table-cell>
          <table:table-cell office:value-type="float" office:value="0.3107" calcext:value-type="float">
            <text:p>0.3107</text:p>
          </table:table-cell>
          <table:table-cell office:value-type="float" office:value="18.2026" calcext:value-type="float">
            <text:p>18.2026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6766" calcext:value-type="float">
            <text:p>0.67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21:09:36.680131902</dc:date>
    <meta:editing-duration>PT1M38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